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6.604cm" svg:height="0.725cm" svg:x="4.626cm" svg:y="6.404cm">
            <draw:text-box>
              <text:p text:style-name="P1"><text:span text:style-name="T1">data_movement_from_memory</text:span></text:p>
            </draw:text-box>
          </draw:frame>
          <draw:line draw:style-name="gr2" draw:text-style-name="P2" draw:layer="layout" svg:x1="7.828cm" svg:y1="7.329cm" svg:x2="7.828cm" svg:y2="8.382cm">
            <text:p/>
          </draw:line>
          <draw:frame draw:style-name="gr1" draw:text-style-name="P1" draw:layer="layout" svg:width="6.604cm" svg:height="0.725cm" svg:x="4.572cm" svg:y="8.482cm">
            <draw:text-box>
              <text:p text:style-name="P1"><text:span text:style-name="T1">stack_operation_store</text:span></text:p>
            </draw:text-box>
          </draw:frame>
          <draw:frame draw:style-name="gr1" draw:text-style-name="P1" draw:layer="layout" svg:width="6.604cm" svg:height="0.725cm" svg:x="4.572cm" svg:y="10.497cm">
            <draw:text-box>
              <text:p text:style-name="P1"><text:span text:style-name="T1">network_connection</text:span></text:p>
            </draw:text-box>
          </draw:frame>
          <draw:line draw:style-name="gr2" draw:text-style-name="P2" draw:layer="layout" svg:x1="7.774cm" svg:y1="9.307cm" svg:x2="7.774cm" svg:y2="10.36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hinthan </meta:initial-creator>
    <meta:creation-date>2015-09-30T10:32:55</meta:creation-date>
    <dc:date>2015-09-30T10:38:16</dc:date>
    <dc:creator>mahinthan </dc:creator>
    <meta:editing-duration>P0D</meta:editing-duration>
    <meta:editing-cycles>1</meta:editing-cycles>
    <meta:document-statistic meta:object-count="29"/>
    <meta:generator>LibreOffice/3.5$Linux_X86_64 LibreOffice_project/350m1$Build-2</meta:generator>
  </office:meta>
</office:document-meta>
</file>